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faab" officeooo:paragraph-rsid="000bc8a2" style:font-weight-asian="bold" style:font-weight-complex="bold"/>
    </style:style>
    <style:style style:name="P2" style:family="paragraph" style:parent-style-name="Standard">
      <style:text-properties fo:font-weight="bold" officeooo:rsid="000cef57" officeooo:paragraph-rsid="000cef57" style:font-weight-asian="bold" style:font-weight-complex="bold"/>
    </style:style>
    <style:style style:name="P3" style:family="paragraph" style:parent-style-name="Standard">
      <style:text-properties officeooo:rsid="0007faab" officeooo:paragraph-rsid="000bc8a2"/>
    </style:style>
    <style:style style:name="P4" style:family="paragraph" style:parent-style-name="Standard">
      <style:text-properties fo:font-weight="normal" officeooo:rsid="000cef57" officeooo:paragraph-rsid="000cef57" style:font-weight-asian="normal" style:font-weight-complex="normal"/>
    </style:style>
    <style:style style:name="P5" style:family="paragraph" style:parent-style-name="Standard">
      <style:text-properties fo:font-weight="normal" officeooo:rsid="000fd495" officeooo:paragraph-rsid="000fd495" style:font-weight-asian="normal" style:font-weight-complex="normal"/>
    </style:style>
    <style:style style:name="T1" style:family="text">
      <style:text-properties officeooo:rsid="000814f5"/>
    </style:style>
    <style:style style:name="T2" style:family="text">
      <style:text-properties officeooo:rsid="000cef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erso de : </text:span>Theo</text:p>
      <text:p text:style-name="P2">Description :</text:p>
      <text:p text:style-name="P3">Guerrier <text:span text:style-name="T1">Guando Perception</text:span></text:p>
      <text:p text:style-name="P3"/>
      <text:p text:style-name="P2">Avancée :</text:p>
      <text:p text:style-name="P4">Discret mais prompt a l'action</text:p>
      <text:p text:style-name="P4"/>
      <text:p text:style-name="P2">Evolution du perso :</text:p>
      <text:p text:style-name="P5">Contrat sur l'émir souffre s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3S</meta:editing-duration>
    <meta:editing-cycles>5</meta:editing-cycles>
    <meta:generator>LibreOffice/5.4.7.2$Windows_X86_64 LibreOffice_project/c838ef25c16710f8838b1faec480ebba495259d0</meta:generator>
    <dc:date>2021-05-10T22:34:13.886000000</dc:date>
    <meta:document-statistic meta:table-count="0" meta:image-count="0" meta:object-count="0" meta:page-count="1" meta:paragraph-count="7" meta:word-count="25" meta:character-count="144" meta:non-whitespace-character-count="126"/>
    <meta:user-defined meta:name="Info 1"/>
    <meta:user-defined meta:name="Info 2"/>
    <meta:user-defined meta:name="Info 3"/>
    <meta:user-defined meta:name="Info 4"/>
  </office:meta>
</office:document-meta>
</file>